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f8e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f8e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f8e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f8e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f8e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f8e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f8e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f8e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f8e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f8e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f8e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f8e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f8e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f8e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f8e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f8e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f8e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auricio Javier  Simoza Peñalver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6/6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85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 Alberto  Perez Corv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90298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2.79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7" meta:non-whitespace-character-count="998"/>
    <meta:template xlink:type="simple" xlink:actuate="onRequest" xlink:title="Normal" xlink:href=""/>
  </office:meta>
</office:document-meta>
</file>